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41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Next add 5 <text:span text:style-name="KeywordTok">public</text:span> methods to <text:span text:style-name="NormalTok">Calculator</text:span> class. Each method takes 2 arguments, <text:span text:style-name="NormalTok">x</text:span> and <text:span text:style-name="NormalTok">y</text:span>,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p text:style-name="First_20_paragraph">Review <text:a xlink:type="simple" xlink:href="Calculator_Solution.zip" office:name=""><text:span text:style-name="Definition">Calculator_Solution</text:span></text:a> for a sample solution.</text:p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41:34Z</meta:creation-date>
    <dc:date>2021-07-05T19:41:34Z</dc:date>
    <meta:user-defined meta:name="date" meta:value-type="string">July   5, 2021 (03:41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